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25" calcext:value-type="float">
            <text:p>108.8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853935484" calcext:value-type="float">
            <text:p>108.792853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02016" calcext:value-type="float">
            <text:p>108.75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5745" calcext:value-type="float">
            <text:p>108.6095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8250580645" calcext:value-type="float">
            <text:p>108.488250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5776" calcext:value-type="float">
            <text:p>108.45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50825" calcext:value-type="float">
            <text:p>108.46050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112275862" calcext:value-type="float">
            <text:p>108.511112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937775" calcext:value-type="float">
            <text:p>108.5593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462525" calcext:value-type="float">
            <text:p>108.63462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40752" calcext:value-type="float">
            <text:p>108.70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2572363636" calcext:value-type="float">
            <text:p>108.742572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96425" calcext:value-type="float">
            <text:p>108.67996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523354839" calcext:value-type="float">
            <text:p>108.630523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9158451613" calcext:value-type="float">
            <text:p>108.599158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8065" calcext:value-type="float">
            <text:p>108.560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92672" calcext:value-type="float">
            <text:p>108.58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767075" calcext:value-type="float">
            <text:p>108.61767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532413793" calcext:value-type="float">
            <text:p>108.71953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4860903226" calcext:value-type="float">
            <text:p>108.774860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006825" calcext:value-type="float">
            <text:p>108.7500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0728" calcext:value-type="float">
            <text:p>108.76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6888727273" calcext:value-type="float">
            <text:p>108.756888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212645161" calcext:value-type="float">
            <text:p>108.713212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796525" calcext:value-type="float">
            <text:p>108.6879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2969806452" calcext:value-type="float">
            <text:p>108.662969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036387097" calcext:value-type="float">
            <text:p>108.618036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023875" calcext:value-type="float">
            <text:p>108.59023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2160258065" calcext:value-type="float">
            <text:p>108.552160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304516129" calcext:value-type="float">
            <text:p>108.553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3964137931" calcext:value-type="float">
            <text:p>108.57396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547875" calcext:value-type="float">
            <text:p>108.60547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668413793" calcext:value-type="float">
            <text:p>108.664668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286709677" calcext:value-type="float">
            <text:p>108.69128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778" calcext:value-type="float">
            <text:p>108.713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630116129" calcext:value-type="float">
            <text:p>108.696301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2576516129" calcext:value-type="float">
            <text:p>108.66257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43425" calcext:value-type="float">
            <text:p>108.63043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8776774194" calcext:value-type="float">
            <text:p>108.5687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37375" calcext:value-type="float">
            <text:p>108.52737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29656" calcext:value-type="float">
            <text:p>108.51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022875" calcext:value-type="float">
            <text:p>108.51022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2973793104" calcext:value-type="float">
            <text:p>108.53297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9788903226" calcext:value-type="float">
            <text:p>108.579788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4161290323" calcext:value-type="float">
            <text:p>108.634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1622193548" calcext:value-type="float">
            <text:p>108.671622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215375" calcext:value-type="float">
            <text:p>108.67215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545290323" calcext:value-type="float">
            <text:p>108.658545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930580645" calcext:value-type="float">
            <text:p>108.594930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89875" calcext:value-type="float">
            <text:p>108.53689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7377290323" calcext:value-type="float">
            <text:p>108.457377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117677419" calcext:value-type="float">
            <text:p>108.408117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7134451613" calcext:value-type="float">
            <text:p>108.407134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7454" calcext:value-type="float">
            <text:p>108.407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30064" calcext:value-type="float">
            <text:p>108.4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2293419355" calcext:value-type="float">
            <text:p>108.462293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6174193548" calcext:value-type="float">
            <text:p>108.516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861575" calcext:value-type="float">
            <text:p>108.55861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8744" calcext:value-type="float">
            <text:p>108.5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576363636" calcext:value-type="float">
            <text:p>108.52057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337075" calcext:value-type="float">
            <text:p>108.50337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787354839" calcext:value-type="float">
            <text:p>108.456787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5422451613" calcext:value-type="float">
            <text:p>108.425422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1686193548" calcext:value-type="float">
            <text:p>108.421686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0377655172" calcext:value-type="float">
            <text:p>108.440377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1593548387" calcext:value-type="float">
            <text:p>108.491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184925" calcext:value-type="float">
            <text:p>108.52184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76264" calcext:value-type="float">
            <text:p>108.56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906" calcext:value-type="float">
            <text:p>108.594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7319225806" calcext:value-type="float">
            <text:p>108.607319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7417548387" calcext:value-type="float">
            <text:p>108.607417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74765" calcext:value-type="float">
            <text:p>108.5874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8464516129" calcext:value-type="float">
            <text:p>108.528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284283871" calcext:value-type="float">
            <text:p>108.482842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763612903" calcext:value-type="float">
            <text:p>108.47576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4355130435" calcext:value-type="float">
            <text:p>108.494355130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399714286" calcext:value-type="float">
            <text:p>108.517399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632975" calcext:value-type="float">
            <text:p>108.55632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5574" calcext:value-type="float">
            <text:p>108.605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804" calcext:value-type="float">
            <text:p>108.66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589" calcext:value-type="float">
            <text:p>108.725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0956" calcext:value-type="float">
            <text:p>108.74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169" calcext:value-type="float">
            <text:p>108.771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4409806452" calcext:value-type="float">
            <text:p>108.754409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7666064516" calcext:value-type="float">
            <text:p>108.727666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397677419" calcext:value-type="float">
            <text:p>108.743397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4912774194" calcext:value-type="float">
            <text:p>108.894912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2495225806" calcext:value-type="float">
            <text:p>108.872495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3719172414" calcext:value-type="float">
            <text:p>108.873719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3871741936" calcext:value-type="float">
            <text:p>108.873871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190545455" calcext:value-type="float">
            <text:p>108.874190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0888" calcext:value-type="float">
            <text:p>108.88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741625" calcext:value-type="float">
            <text:p>108.8674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83904" calcext:value-type="float">
            <text:p>108.83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240283871" calcext:value-type="float">
            <text:p>108.772402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8157" calcext:value-type="float">
            <text:p>108.698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404" calcext:value-type="float">
            <text:p>108.64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5945" calcext:value-type="float">
            <text:p>108.525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1859870968" calcext:value-type="float">
            <text:p>108.311859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2056516129" calcext:value-type="float">
            <text:p>108.3120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5808" calcext:value-type="float">
            <text:p>108.38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318709677" calcext:value-type="float">
            <text:p>108.5663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14845" calcext:value-type="float">
            <text:p>108.6514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15328" calcext:value-type="float">
            <text:p>108.63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5444615385" calcext:value-type="float">
            <text:p>108.62544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497125" calcext:value-type="float">
            <text:p>108.3549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035354839" calcext:value-type="float">
            <text:p>108.155035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3965419355" calcext:value-type="float">
            <text:p>108.123965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2710193548" calcext:value-type="float">
            <text:p>108.232710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9760516129" calcext:value-type="float">
            <text:p>108.22976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086709677" calcext:value-type="float">
            <text:p>108.23408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0066758621" calcext:value-type="float">
            <text:p>108.160066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331354839" calcext:value-type="float">
            <text:p>108.237331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2382" calcext:value-type="float">
            <text:p>108.212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50416" calcext:value-type="float">
            <text:p>108.1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5589333333" calcext:value-type="float">
            <text:p>108.135589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71195" calcext:value-type="float">
            <text:p>108.0171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8974451613" calcext:value-type="float">
            <text:p>107.888974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4437942857" calcext:value-type="float">
            <text:p>107.8544379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03864" calcext:value-type="float">
            <text:p>107.79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604175" calcext:value-type="float">
            <text:p>107.77604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63656" calcext:value-type="float">
            <text:p>107.77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4326" calcext:value-type="float">
            <text:p>107.76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1525428571" calcext:value-type="float">
            <text:p>107.781525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595275" calcext:value-type="float">
            <text:p>107.82595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35408" calcext:value-type="float">
            <text:p>107.93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99695" calcext:value-type="float">
            <text:p>107.9599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97536" calcext:value-type="float">
            <text:p>107.95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430709677" calcext:value-type="float">
            <text:p>107.938430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77075" calcext:value-type="float">
            <text:p>107.89377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6352" calcext:value-type="float">
            <text:p>107.85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062" calcext:value-type="float">
            <text:p>107.83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7592" calcext:value-type="float">
            <text:p>107.82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3345" calcext:value-type="float">
            <text:p>107.8323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9764" calcext:value-type="float">
            <text:p>107.83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262775" calcext:value-type="float">
            <text:p>107.89262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9708903226" calcext:value-type="float">
            <text:p>107.939708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443354839" calcext:value-type="float">
            <text:p>107.990443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858580645" calcext:value-type="float">
            <text:p>108.018858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4995096774" calcext:value-type="float">
            <text:p>108.004995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49225" calcext:value-type="float">
            <text:p>107.95149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98322581" calcext:value-type="float">
            <text:p>107.899298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066916129" calcext:value-type="float">
            <text:p>107.830669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4596387097" calcext:value-type="float">
            <text:p>107.764596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5197935484" calcext:value-type="float">
            <text:p>107.735197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1195612903" calcext:value-type="float">
            <text:p>107.741195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2445241379" calcext:value-type="float">
            <text:p>107.772445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6695741936" calcext:value-type="float">
            <text:p>107.846695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3109" calcext:value-type="float">
            <text:p>107.933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6824" calcext:value-type="float">
            <text:p>107.99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488516129" calcext:value-type="float">
            <text:p>108.0348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4023483871" calcext:value-type="float">
            <text:p>107.97402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5012645161" calcext:value-type="float">
            <text:p>107.875012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9505" calcext:value-type="float">
            <text:p>107.8079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3912" calcext:value-type="float">
            <text:p>107.67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688025" calcext:value-type="float">
            <text:p>107.6268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83192" calcext:value-type="float">
            <text:p>107.60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9706" calcext:value-type="float">
            <text:p>107.629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9584" calcext:value-type="float">
            <text:p>107.6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8313777778" calcext:value-type="float">
            <text:p>107.638313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4168" calcext:value-type="float">
            <text:p>107.57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5967483871" calcext:value-type="float">
            <text:p>107.52596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0448" calcext:value-type="float">
            <text:p>107.5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634322581" calcext:value-type="float">
            <text:p>107.539634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5755714286" calcext:value-type="float">
            <text:p>107.55575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6435870968" calcext:value-type="float">
            <text:p>107.586435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2594" calcext:value-type="float">
            <text:p>107.622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5152" calcext:value-type="float">
            <text:p>107.65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3717419355" calcext:value-type="float">
            <text:p>107.6637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8616258065" calcext:value-type="float">
            <text:p>107.628616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218909091" calcext:value-type="float">
            <text:p>107.600218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4334" calcext:value-type="float">
            <text:p>107.574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132" calcext:value-type="float">
            <text:p>107.6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8088" calcext:value-type="float">
            <text:p>107.66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3248774194" calcext:value-type="float">
            <text:p>107.773248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270956522" calcext:value-type="float">
            <text:p>107.92027095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4925677419" calcext:value-type="float">
            <text:p>108.014925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60425" calcext:value-type="float">
            <text:p>108.08560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5538580645" calcext:value-type="float">
            <text:p>108.125538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406709677" calcext:value-type="float">
            <text:p>108.12740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8528774194" calcext:value-type="float">
            <text:p>108.108528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98525" calcext:value-type="float">
            <text:p>108.0859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244387097" calcext:value-type="float">
            <text:p>107.996244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9398" calcext:value-type="float">
            <text:p>107.959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5588" calcext:value-type="float">
            <text:p>107.95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01625" calcext:value-type="float">
            <text:p>107.980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2816827586" calcext:value-type="float">
            <text:p>108.012816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8228129032" calcext:value-type="float">
            <text:p>108.038228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4283612903" calcext:value-type="float">
            <text:p>108.06428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636" calcext:value-type="float">
            <text:p>108.08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7935" calcext:value-type="float">
            <text:p>108.0757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4032551724" calcext:value-type="float">
            <text:p>108.044032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595" calcext:value-type="float">
            <text:p>108.011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301875" calcext:value-type="float">
            <text:p>107.97301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3864" calcext:value-type="float">
            <text:p>107.91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842580645" calcext:value-type="float">
            <text:p>107.8908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027096774" calcext:value-type="float">
            <text:p>107.8800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3016" calcext:value-type="float">
            <text:p>107.8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6943714286" calcext:value-type="float">
            <text:p>107.916943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0327741936" calcext:value-type="float">
            <text:p>107.9503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0828" calcext:value-type="float">
            <text:p>107.97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88112" calcext:value-type="float">
            <text:p>107.98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01825" calcext:value-type="float">
            <text:p>107.9690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29464" calcext:value-type="float">
            <text:p>107.95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5255483871" calcext:value-type="float">
            <text:p>107.9252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796175" calcext:value-type="float">
            <text:p>107.89796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7732" calcext:value-type="float">
            <text:p>107.83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166275" calcext:value-type="float">
            <text:p>107.79166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07776" calcext:value-type="float">
            <text:p>107.77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7499764706" calcext:value-type="float">
            <text:p>107.78749976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4182571429" calcext:value-type="float">
            <text:p>107.814182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3193" calcext:value-type="float">
            <text:p>107.843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205375" calcext:value-type="float">
            <text:p>107.87205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7144" calcext:value-type="float">
            <text:p>107.87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62435" calcext:value-type="float">
            <text:p>107.8662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20856" calcext:value-type="float">
            <text:p>107.82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9581935484" calcext:value-type="float">
            <text:p>107.7595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55504" calcext:value-type="float">
            <text:p>107.70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64776" calcext:value-type="float">
            <text:p>107.65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9282666667" calcext:value-type="float">
            <text:p>107.629282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5696" calcext:value-type="float">
            <text:p>107.63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5429419355" calcext:value-type="float">
            <text:p>107.645429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664888889" calcext:value-type="float">
            <text:p>107.667664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53904" calcext:value-type="float">
            <text:p>107.6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48925" calcext:value-type="float">
            <text:p>107.7248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6752888889" calcext:value-type="float">
            <text:p>107.736752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0999058824" calcext:value-type="float">
            <text:p>107.680999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501" calcext:value-type="float">
            <text:p>107.640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64752" calcext:value-type="float">
            <text:p>107.58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0519225806" calcext:value-type="float">
            <text:p>107.540519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195354839" calcext:value-type="float">
            <text:p>107.530195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8454451613" calcext:value-type="float">
            <text:p>107.538454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20912" calcext:value-type="float">
            <text:p>107.56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2222857143" calcext:value-type="float">
            <text:p>107.5922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5548" calcext:value-type="float">
            <text:p>107.63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6836" calcext:value-type="float">
            <text:p>107.5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629125" calcext:value-type="float">
            <text:p>107.4862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84872" calcext:value-type="float">
            <text:p>107.42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18045" calcext:value-type="float">
            <text:p>107.4018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572645161" calcext:value-type="float">
            <text:p>107.402572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7825454546" calcext:value-type="float">
            <text:p>107.40782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674909091" calcext:value-type="float">
            <text:p>107.438674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4444444445" calcext:value-type="float">
            <text:p>107.24444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06775" calcext:value-type="float">
            <text:p>107.2220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5730823529" calcext:value-type="float">
            <text:p>107.215730823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196571429" calcext:value-type="float">
            <text:p>107.164196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6438" calcext:value-type="float">
            <text:p>107.136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590967742" calcext:value-type="float">
            <text:p>107.1435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426206897" calcext:value-type="float">
            <text:p>107.2654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501" calcext:value-type="float">
            <text:p>107.259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58688" calcext:value-type="float">
            <text:p>107.25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7529548387" calcext:value-type="float">
            <text:p>107.217529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305883871" calcext:value-type="float">
            <text:p>107.163058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708727273" calcext:value-type="float">
            <text:p>107.189708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412896" calcext:value-type="float">
            <text:p>107.22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5088774194" calcext:value-type="float">
            <text:p>107.255088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1712857143" calcext:value-type="float">
            <text:p>107.32171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802666667" calcext:value-type="float">
            <text:p>107.344802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021419355" calcext:value-type="float">
            <text:p>107.429021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70648" calcext:value-type="float">
            <text:p>107.42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0094857143" calcext:value-type="float">
            <text:p>107.330094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140975" calcext:value-type="float">
            <text:p>107.29140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692645161" calcext:value-type="float">
            <text:p>107.219692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925316129" calcext:value-type="float">
            <text:p>107.169253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843612903" calcext:value-type="float">
            <text:p>107.21084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0164" calcext:value-type="float">
            <text:p>107.23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4642" calcext:value-type="float">
            <text:p>107.244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5200827586" calcext:value-type="float">
            <text:p>107.275200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4261677419" calcext:value-type="float">
            <text:p>107.274261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168925" calcext:value-type="float">
            <text:p>107.24168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606825" calcext:value-type="float">
            <text:p>107.2260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1920571429" calcext:value-type="float">
            <text:p>107.241920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8312615385" calcext:value-type="float">
            <text:p>107.188312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5735428571" calcext:value-type="float">
            <text:p>107.175735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7828363636" calcext:value-type="float">
            <text:p>107.107828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626322581" calcext:value-type="float">
            <text:p>107.094626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4261935484" calcext:value-type="float">
            <text:p>107.1042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4284" calcext:value-type="float">
            <text:p>107.17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595" calcext:value-type="float">
            <text:p>107.249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3518857143" calcext:value-type="float">
            <text:p>107.293518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718967742" calcext:value-type="float">
            <text:p>107.405718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35012" calcext:value-type="float">
            <text:p>107.413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8136" calcext:value-type="float">
            <text:p>107.4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180325" calcext:value-type="float">
            <text:p>107.3918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306064516" calcext:value-type="float">
            <text:p>107.371306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2202580645" calcext:value-type="float">
            <text:p>107.3422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65595" calcext:value-type="float">
            <text:p>107.3465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970275" calcext:value-type="float">
            <text:p>107.34970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2841" calcext:value-type="float">
            <text:p>107.312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150875" calcext:value-type="float">
            <text:p>107.32150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06565" calcext:value-type="float">
            <text:p>107.3606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8148129032" calcext:value-type="float">
            <text:p>107.398148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094" calcext:value-type="float">
            <text:p>107.43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510709677" calcext:value-type="float">
            <text:p>107.435510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52575" calcext:value-type="float">
            <text:p>107.45752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64855" calcext:value-type="float">
            <text:p>107.5164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7286193548" calcext:value-type="float">
            <text:p>107.507286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8512516129" calcext:value-type="float">
            <text:p>107.38851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969775" calcext:value-type="float">
            <text:p>107.30969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40144" calcext:value-type="float">
            <text:p>107.35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3399741936" calcext:value-type="float">
            <text:p>107.383399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9475" calcext:value-type="float">
            <text:p>107.4029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4583172414" calcext:value-type="float">
            <text:p>107.404583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958967742" calcext:value-type="float">
            <text:p>107.420958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1699862069" calcext:value-type="float">
            <text:p>107.431699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5104" calcext:value-type="float">
            <text:p>107.3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1684210526" calcext:value-type="float">
            <text:p>107.32168421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2737" calcext:value-type="float">
            <text:p>107.242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631483871" calcext:value-type="float">
            <text:p>107.3063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7722909091" calcext:value-type="float">
            <text:p>107.187722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5858064516" calcext:value-type="float">
            <text:p>107.215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0164" calcext:value-type="float">
            <text:p>107.23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8226" calcext:value-type="float">
            <text:p>107.218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5062545455" calcext:value-type="float">
            <text:p>107.215062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151578947" calcext:value-type="float">
            <text:p>107.27115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789090909" calcext:value-type="float">
            <text:p>107.34778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94704" calcext:value-type="float">
            <text:p>107.31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3064516129" calcext:value-type="float">
            <text:p>107.233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436521739" calcext:value-type="float">
            <text:p>107.207436521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4068" calcext:value-type="float">
            <text:p>107.22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5601333333" calcext:value-type="float">
            <text:p>107.215601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530375" calcext:value-type="float">
            <text:p>107.20530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00828" calcext:value-type="float">
            <text:p>107.190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431145331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1" meta:object-count="0"/>
    <meta:user-defined meta:name="AppVersion">3.0</meta:user-defined>
  </office:meta>
</office:document-meta>
</file>